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2950df" officeooo:paragraph-rsid="0127cb5f"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4268eb" officeooo:paragraph-rsid="014268eb"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09cf9f6" officeooo:paragraph-rsid="01327b59" fo:background-color="transparent" style:font-name-asian="Nimbus Mono L" style:font-size-asian="13pt" style:font-style-asian="normal" style:font-name-complex="Liberation Mono" style:font-size-complex="13pt" style:font-style-complex="normal"/>
    </style:style>
    <style:style style:name="P5" style:family="paragraph" style:parent-style-name="Preformatted_20_Text">
      <style:paragraph-properties fo:text-align="center" style:justify-single-word="false"/>
      <style:text-properties officeooo:paragraph-rsid="00083d4b"/>
    </style:style>
    <style:style style:name="P6"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text-properties style:font-name="Liberation Serif" fo:font-size="13pt" fo:font-style="normal" style:text-underline-style="none" fo:font-weight="bold" officeooo:rsid="00083d4b" officeooo:paragraph-rsid="003b3a05" style:font-name-asian="Nimbus Mono L" style:font-size-asian="13pt" style:font-style-asian="normal" style:font-weight-asian="bold" style:font-name-complex="Liberation Mono" style:font-size-complex="13pt" style:font-style-complex="normal" style:font-weight-complex="bold"/>
    </style:style>
    <style:style style:name="P9" style:family="paragraph" style:parent-style-name="Preformatted_20_Text">
      <style:text-properties fo:font-size="13pt" officeooo:paragraph-rsid="00b05fed" style:font-size-asian="13pt" style:font-size-complex="13pt"/>
    </style:style>
    <style:style style:name="P10" style:family="paragraph" style:parent-style-name="Preformatted_20_Text">
      <style:text-properties fo:font-size="13pt" officeooo:paragraph-rsid="01327b59" style:font-size-asian="13pt" style:font-size-complex="13pt"/>
    </style:style>
    <style:style style:name="P11" style:family="paragraph" style:parent-style-name="Preformatted_20_Text">
      <style:text-properties fo:font-size="13pt" officeooo:paragraph-rsid="0140d353" style:font-size-asian="13pt" style:font-size-complex="13pt"/>
    </style:style>
    <style:style style:name="P12"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3"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4"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13f180c" officeooo:paragraph-rsid="013f180c" style:font-name-asian="Nimbus Mono L" style:font-size-asian="12pt" style:font-style-asian="italic" style:font-weight-asian="bold" style:font-name-complex="Liberation Mono" style:font-size-complex="12pt" style:font-style-complex="italic" style:font-weight-complex="bold"/>
    </style:style>
    <style:style style:name="P15" style:family="paragraph" style:parent-style-name="Preformatted_20_Text">
      <style:text-properties style:font-name="Liberation Sans" fo:font-size="13pt" fo:font-style="normal" style:text-underline-style="none" officeooo:rsid="013f8cef" officeooo:paragraph-rsid="013f180c"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4d40c0" officeooo:paragraph-rsid="014e7cf9" style:font-name-asian="Nimbus Mono L" style:font-size-asian="13pt" style:font-style-asian="normal" style:font-name-complex="Liberation Mono" style:font-size-complex="13pt" style:font-style-complex="normal"/>
    </style:style>
    <style:style style:name="P17" style:family="paragraph" style:parent-style-name="Preformatted_20_Text" style:master-page-name="">
      <style:paragraph-properties style:page-number="auto"/>
      <style:text-properties style:font-name="Liberation Serif" fo:font-size="13pt" fo:font-style="normal" style:text-underline-style="none" fo:font-weight="normal" officeooo:rsid="01440ece" officeooo:paragraph-rsid="01440ece" style:font-size-asian="13pt" style:font-style-asian="normal" style:font-weight-asian="normal" style:font-size-complex="13pt" style:font-style-complex="normal" style:font-weight-complex="normal"/>
    </style:style>
    <style:style style:name="P18" style:family="paragraph" style:parent-style-name="Preformatted_20_Text" style:master-page-name="">
      <style:paragraph-properties style:page-number="auto"/>
      <style:text-properties style:font-name="Liberation Serif" fo:font-size="10pt" fo:font-style="normal" style:text-underline-style="none" fo:font-weight="normal" officeooo:rsid="01440ece" officeooo:paragraph-rsid="01440ece" style:font-size-asian="10pt" style:font-style-asian="normal" style:font-weight-asian="normal" style:font-size-complex="10pt" style:font-style-complex="normal" style:font-weight-complex="normal"/>
    </style:style>
    <style:style style:name="P19" style:family="paragraph" style:parent-style-name="Preformatted_20_Text">
      <style:text-properties fo:font-size="13pt" officeooo:paragraph-rsid="01458ecf" style:font-size-asian="13pt" style:font-size-complex="13pt"/>
    </style:style>
    <style:style style:name="P20"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3f180c" style:font-name-asian="Nimbus Mono L" style:font-size-asian="11pt" style:font-style-asian="italic" style:font-weight-asian="bold" style:font-name-complex="Liberation Mono" style:font-size-complex="11pt" style:font-style-complex="italic" style:font-weight-complex="bold"/>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43423d" style:font-name-asian="Nimbus Mono L" style:font-size-asian="16pt" style:font-weight-asian="bold" style:font-name-complex="Liberation Mono" style:font-size-complex="16pt" style:font-weight-complex="bold"/>
    </style:style>
    <style:style style:name="T6"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7" style:family="text">
      <style:text-properties style:font-name="Liberation Sans" fo:font-style="normal" style:text-underline-style="none" officeooo:rsid="01321b64"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40d353"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458ec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47297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494d7f"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4a6833"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4b8539"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4c9dde"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14f780"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30b320"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34a0c2"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3bdba8"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4268eb"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42fce9"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4e7cf9"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03e7444" fo:background-color="transparent" loext:char-shading-value="0" style:font-style-asian="normal" style:font-style-complex="normal"/>
    </style:style>
    <style:style style:name="T31" style:family="text">
      <style:text-properties style:font-name="Liberation Sans" fo:font-style="normal" style:text-underline-style="none" officeooo:rsid="00e307b6" fo:background-color="transparent" loext:char-shading-value="0" style:font-style-asian="normal" style:font-style-complex="normal"/>
    </style:style>
    <style:style style:name="T32" style:family="text">
      <style:text-properties style:font-name="Liberation Sans" fo:font-style="normal" style:text-underline-style="none" officeooo:rsid="00083d4b" fo:background-color="transparent" loext:char-shading-value="0" style:font-style-asian="normal" style:font-style-complex="normal"/>
    </style:style>
    <style:style style:name="T33" style:family="text">
      <style:text-properties style:font-name="Liberation Sans" fo:font-style="normal" style:text-underline-style="none" officeooo:rsid="0123a160" fo:background-color="transparent" loext:char-shading-value="0" style:font-style-asian="normal" style:font-style-complex="normal"/>
    </style:style>
    <style:style style:name="T34" style:family="text">
      <style:text-properties style:font-name="Liberation Sans" fo:font-style="normal" style:text-underline-style="none" officeooo:rsid="0130b320" fo:background-color="transparent" loext:char-shading-value="0" style:font-style-asian="normal" style:font-style-complex="normal"/>
    </style:style>
    <style:style style:name="T35" style:family="text">
      <style:text-properties style:font-name="Liberation Sans" fo:font-style="normal" style:text-underline-style="none" officeooo:rsid="0134a0c2" fo:background-color="transparent" loext:char-shading-value="0" style:font-style-asian="normal" style:font-style-complex="normal"/>
    </style:style>
    <style:style style:name="T36" style:family="text">
      <style:text-properties style:font-name="Liberation Sans" fo:font-style="normal" style:text-underline-style="none" officeooo:rsid="013c55a1" fo:background-color="transparent" loext:char-shading-value="0" style:font-style-asian="normal" style:font-style-complex="normal"/>
    </style:style>
    <style:style style:name="T37" style:family="text">
      <style:text-properties style:font-name="Liberation Sans" fo:font-style="normal" style:text-underline-style="none" officeooo:rsid="014f39d6" fo:background-color="transparent" loext:char-shading-value="0" style:font-style-asian="normal" style:font-style-complex="normal"/>
    </style:style>
    <style:style style:name="T38" style:family="text">
      <style:text-properties officeooo:rsid="000dd66a"/>
    </style:style>
    <style:style style:name="T39" style:family="text">
      <style:text-properties officeooo:rsid="01440ece"/>
    </style:style>
    <style:style style:name="T40" style:family="text">
      <style:text-properties officeooo:rsid="014268eb"/>
    </style:style>
    <style:style style:name="T41" style:family="text">
      <style:text-properties officeooo:rsid="014e7c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5"><text:span text:style-name="T5">7th</text:span><text:span text:style-name="T4"> </text:span><text:span text:style-name="T5">May</text:span><text:span text:style-name="T1"> 20</text:span><text:span text:style-name="T2">2</text:span><text:span text:style-name="T3">3</text:span></text:p>
      <text:p text:style-name="P18">As the world has just witnessed the solemn pageantry of the coronation of King Charles III of the United Kingdom, we read this solemn warning from Psalm 2.</text:p>
      <text:p text:style-name="P14"><text:span text:style-name="T39">Psalms</text:span> <text:span text:style-name="T39">2:10-11</text:span></text:p>
      <text:p text:style-name="P20">Therefore, you kings, be wise; be warned, you rulers of the earth.</text:p>
      <text:p text:style-name="P20">Serve the Lord with fear and celebrate his rule with trembling.</text:p>
      <text:p text:style-name="P17"/>
      <text:p text:style-name="P7">Thanks to God</text:p>
      <text:p text:style-name="P19"><text:span text:style-name="T8">O Lord our God,</text:span><text:span text:style-name="T6"> </text:span><text:span text:style-name="T9">we </text:span><text:span text:style-name="T11">giv</text:span><text:span text:style-name="T9">e </text:span><text:span text:style-name="T7">You </text:span><text:span text:style-name="T11">thanks </text:span><text:span text:style-name="T9">today for Your great mercies to us. </text:span><text:span text:style-name="T11">We have witnessed a singular event <text:s/>- for some, the only one of this scale and </text:span><text:span text:style-name="T13">ceremony in our lives </text:span><text:span text:style-name="T11">– the transfer of earthly authority </text:span><text:span text:style-name="T16">in the United Kingdom </text:span><text:span text:style-name="T11">from the late Queen Elizabeth to the incoming King Charles. </text:span><text:span text:style-name="T12">Within th</text:span><text:span text:style-name="T14">is</text:span><text:span text:style-name="T12"> </text:span><text:span text:style-name="T14">Christian</text:span><text:span text:style-name="T13"> </text:span><text:span text:style-name="T12">ceremony witnessed by millions are signs and symbols pointing to the Greater King of Kings, our Lord Jesus, Who now sits at Your right hand, ruling over all things, seen and unseen.</text:span></text:p>
      <text:p text:style-name="P19"><text:span text:style-name="T11"/></text:p>
      <text:p text:style-name="P19"><text:span text:style-name="T12">But before he took the Eternal Throne, </text:span><text:span text:style-name="T9">Jesus </text:span><text:span text:style-name="T15">laid aside His heavenly glory </text:span><text:span text:style-name="T9">to </text:span><text:span text:style-name="T15">humble Himself and </text:span><text:span text:style-name="T9">take </text:span><text:span text:style-name="T15">our lowly place, receiving the due </text:span><text:span text:style-name="T9">punishment for our sin. </text:span><text:span text:style-name="T13">We acknowledge today that, as descendents of Adam, we are powerless to do anything </text:span><text:span text:style-name="T15">to save ourselves, and are in desperate need of such a gracious Saviour</text:span><text:span text:style-name="T13">.</text:span></text:p>
      <text:p text:style-name="P15"/>
      <text:p text:style-name="P11"><text:span text:style-name="T10">And</text:span><text:span text:style-name="T8"> we </text:span><text:span text:style-name="T10">thank </text:span><text:span text:style-name="T8">You </text:span><text:span text:style-name="T16">that, based entirely and only on His finished work on the Cross,</text:span><text:span text:style-name="T8"> </text:span><text:span text:style-name="T16">You</text:span><text:span text:style-name="T10"> </text:span><text:span text:style-name="T8">hav</text:span><text:span text:style-name="T16">e</text:span><text:span text:style-name="T8"> adopted us into the heavenly family, calling us Your sons and daughters, </text:span><text:span text:style-name="T16">and clothing us in His </text:span><text:span text:style-name="T10">perfect righteousness</text:span><text:span text:style-name="T8">.</text:span></text:p>
      <text:p text:style-name="P2"/>
      <text:p text:style-name="P8">The Wide World...<text:span text:style-name="T38"> a</text:span>nd the wider Church</text:p>
      <text:p text:style-name="P16"><text:span text:style-name="T40">W</text:span>e pray for King Charles, as he commits to his oaths of office, to uphold justice, protect the weak and defend the Christian faith. <text:span text:style-name="T41">He was presented with the sword of government authority to uphold what is right and to punish evil</text:span>, <text:span text:style-name="T41">as expressed in the ceremony: a symbol of justice rather than judgement, of mercy instead of might, and trusting in the Word of God which is the sword of the Spirit.</text:span></text:p>
      <text:p text:style-name="P16"/>
      <text:p text:style-name="P16"><text:span text:style-name="T41">As we pray “God Save the King!” we ask </text:span>also that we would be blessed with righteous government from the Governor-General and Federal Parliament, to the State Parliament and <text:span text:style-name="T41">to </text:span>our local councils as they exercise delegated authority <text:span text:style-name="T41">under the Crown.</text:span></text:p>
      <text:p text:style-name="P3"/>
      <text:p text:style-name="P6">Ashburton</text:p>
      <text:p text:style-name="P10"><text:span text:style-name="T21">W</text:span><text:span text:style-name="T20">e thank You for Your work here</text:span><text:span text:style-name="T21">, </text:span><text:span text:style-name="T20">and </text:span><text:span text:style-name="T28">acknowledge that the Kingdom of God takes precedence over the kingdoms of man. W</text:span><text:span text:style-name="T17">e </text:span><text:span text:style-name="T18">continue to pray for the </text:span><text:span text:style-name="T25">progress of our</text:span><text:span text:style-name="T18"> Revitalization program, </text:span><text:span text:style-name="T28">and pray for the Re-Vision workshop coming up in two weeks</text:span><text:span text:style-name="T18">. </text:span><text:span text:style-name="T26">We pray for</text:span><text:span text:style-name="T25"> wisdom </text:span><text:span text:style-name="T27">for the Session, the Board and </text:span><text:span text:style-name="T28">others attending</text:span><text:span text:style-name="T27">, </text:span><text:span text:style-name="T26">as we </text:span><text:span text:style-name="T28">develop ways of putting our God-given vision into concrete proposals and actions.</text:span><text:span text:style-name="T29">We</text:span><text:span text:style-name="T26"> continue to recognise that Jesus is building </text:span><text:span text:style-name="T29">His church and has called us to join with Him in the task</text:span><text:span text:style-name="T26">. </text:span><text:span text:style-name="T27">W</text:span><text:span text:style-name="T26">e </text:span><text:span text:style-name="T27">therefore </text:span><text:span text:style-name="T26">seek to do as He did </text:span><text:span text:style-name="T27">when on this earth</text:span><text:span text:style-name="T26">, </text:span><text:span text:style-name="T27">and be </text:span><text:span text:style-name="T26">guided by the Holy Spirit </text:span><text:span text:style-name="T27">in</text:span><text:span text:style-name="T26"> every</text:span><text:span text:style-name="T27">thing we do</text:span><text:span text:style-name="T26">.</text:span></text:p>
      <text:p text:style-name="P4"/>
      <text:p text:style-name="P9"><text:span text:style-name="T19">W</text:span><text:span text:style-name="T30">e </text:span><text:span text:style-name="T34">give thanks</text:span><text:span text:style-name="T30"> for </text:span><text:span text:style-name="T35">Your Word, </text:span><text:span text:style-name="T37">the sword of the Spirit</text:span><text:span text:style-name="T35">. </text:span><text:span text:style-name="T27">As Barry comes to expound </text:span><text:span text:style-name="T29">that</text:span><text:span text:style-name="T27"> Word to us today</text:span><text:span text:style-name="T24">, </text:span><text:span text:style-name="T27">we thank You for his preparation, and pray that we will </text:span><text:span text:style-name="T29">become morediligent doers</text:span><text:span text:style-name="T27">, </text:span><text:span text:style-name="T29">following the example of our Servant King, </text:span><text:span text:style-name="T22">Jesus</text:span><text:span text:style-name="T31">, </text:span><text:span text:style-name="T37">Who is also </text:span><text:span text:style-name="T33">our Lord and Saviour</text:span><text:span text:style-name="T36">, </text:span><text:span text:style-name="T32">Amen.</text:span></text:p>
      <text:p text:style-name="P12">Our Father, Who is in heaven,<text:line-break/>hallowed be Your name;<text:line-break/>Your kingdom come;<text:line-break/>Your will be done,<text:line-break/>on earth as it is in heaven.</text:p>
      <text:p text:style-name="P13"/>
      <text:p text:style-name="P13">Give us this day our daily bread.<text:line-break/>And forgive us our trespasses,<text:line-break/>as we forgive those that trespass against us.<text:line-break/>Lead us not into temptation;<text:line-break/>but deliver us from evil.</text:p>
      <text:p text:style-name="P13"/>
      <text:p text:style-name="P13">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05-06T20:17:41.910307945</dc:date>
    <meta:editing-duration>PT11H50M16S</meta:editing-duration>
    <meta:editing-cycles>138</meta:editing-cycles>
    <meta:generator>LibreOffice/7.3.7.2$Linux_X86_64 LibreOffice_project/30$Build-2</meta:generator>
    <meta:print-date>2022-11-12T21:41:23.154044675</meta:print-date>
    <meta:document-statistic meta:table-count="0" meta:image-count="0" meta:object-count="0" meta:page-count="2" meta:paragraph-count="19" meta:word-count="601" meta:character-count="3318" meta:non-whitespace-character-count="2734"/>
  </office:meta>
</office:document-meta>
</file>